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b6" officeooo:paragraph-rsid="000389b6"/>
    </style:style>
    <style:style style:name="P2" style:family="paragraph" style:parent-style-name="Standard">
      <style:text-properties officeooo:rsid="0003b936" officeooo:paragraph-rsid="0003b936"/>
    </style:style>
    <style:style style:name="P3" style:family="paragraph" style:parent-style-name="Standard">
      <style:text-properties officeooo:rsid="000560e6" officeooo:paragraph-rsid="000560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nges:</text:p>
      <text:p text:style-name="P1">Switch to meteors</text:p>
      <text:p text:style-name="P1"/>
      <text:p text:style-name="P2">Additions:</text:p>
      <text:p text:style-name="P1">Added meteor manager – what will this do </text:p>
      <text:p text:style-name="P3">add file structure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20:06:08.022550710</meta:creation-date>
    <dc:date>2022-10-19T20:20:36.647393944</dc:date>
    <meta:editing-duration>PT4M18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5" meta:word-count="15" meta:character-count="95" meta:non-whitespace-character-count="82"/>
  </office:meta>
</office:document-meta>
</file>